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none" fo:font-weight="normal" fo:background-color="transparent" style:font-weight-asian="normal" style:font-weight-complex="normal"/>
    </style:style>
    <style:style style:name="P5" style:family="paragraph" style:parent-style-name="Standard">
      <style:text-properties style:text-underline-style="none" fo:font-weight="normal" officeooo:rsid="001ea4ee" officeooo:paragraph-rsid="001ea4ee" fo:background-color="transparent" style:font-weight-asian="normal" style:font-weight-complex="normal"/>
    </style:style>
    <style:style style:name="P6" style:family="paragraph" style:parent-style-name="Standard">
      <style:text-properties officeooo:paragraph-rsid="001f262e"/>
    </style:style>
    <style:style style:name="P7" style:family="paragraph" style:parent-style-name="Standard">
      <style:text-properties officeooo:paragraph-rsid="001fd881"/>
    </style:style>
    <style:style style:name="P8"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fo:background-color="#ffff00"/>
    </style:style>
    <style:style style:name="P11" style:family="paragraph" style:parent-style-name="Standard">
      <style:text-properties officeooo:rsid="001f262e" officeooo:paragraph-rsid="001f262e" fo:background-color="#ffff00"/>
    </style:style>
    <style:style style:name="P12" style:family="paragraph" style:parent-style-name="Standard">
      <style:text-properties style:text-underline-style="solid" style:text-underline-width="auto" style:text-underline-color="font-color" fo:font-weight="bold" style:font-weight-asian="bold"/>
    </style:style>
    <style:style style:name="P13" style:family="paragraph" style:parent-style-name="Standard" style:list-style-name="L1">
      <style:text-properties officeooo:rsid="001f7ae3" officeooo:paragraph-rsid="001f7ae3"/>
    </style:style>
    <style:style style:name="P14" style:family="paragraph" style:parent-style-name="Standard" style:list-style-name="L1">
      <style:text-properties officeooo:rsid="001fd881" officeooo:paragraph-rsid="001fd881"/>
    </style:style>
    <style:style style:name="P15" style:family="paragraph" style:parent-style-name="Standard">
      <style:text-properties officeooo:rsid="001fd881" officeooo:paragraph-rsid="001fd881" fo:background-color="transparent"/>
    </style:style>
    <style:style style:name="P16" style:family="paragraph" style:parent-style-name="Standard">
      <style:text-properties officeooo:rsid="0025b7ff" officeooo:paragraph-rsid="0025b7ff" fo:background-color="transparent"/>
    </style:style>
    <style:style style:name="P17" style:family="paragraph" style:parent-style-name="Standard" style:list-style-name="L4">
      <style:text-properties officeooo:rsid="0029c609" officeooo:paragraph-rsid="002a992f" fo:background-color="transparent"/>
    </style:style>
    <style:style style:name="P18" style:family="paragraph" style:parent-style-name="Standard">
      <style:text-properties officeooo:rsid="0029c609" officeooo:paragraph-rsid="002a992f" fo:background-color="transparent"/>
    </style:style>
    <style:style style:name="P19" style:family="paragraph" style:parent-style-name="Standard">
      <style:text-properties officeooo:rsid="002f0ad8" officeooo:paragraph-rsid="002f0ad8" fo:background-color="transparent"/>
    </style:style>
    <style:style style:name="P20" style:family="paragraph" style:parent-style-name="Standard">
      <style:text-properties fo:font-weight="normal" officeooo:rsid="0020a15c" officeooo:paragraph-rsid="001fd881" fo:background-color="transparent" style:font-weight-asian="normal" style:font-weight-complex="normal"/>
    </style:style>
    <style:style style:name="P21" style:family="paragraph" style:parent-style-name="Standard" style:list-style-name="L2">
      <style:text-properties fo:font-weight="normal" officeooo:rsid="0022c067" officeooo:paragraph-rsid="00248399" fo:background-color="transparent" style:font-weight-asian="normal" style:font-weight-complex="normal"/>
    </style:style>
    <style:style style:name="P22" style:family="paragraph" style:parent-style-name="Standard">
      <style:text-properties fo:font-weight="normal" officeooo:rsid="0022c067" officeooo:paragraph-rsid="00248399" fo:background-color="transparent" style:font-weight-asian="normal" style:font-weight-complex="normal"/>
    </style:style>
    <style:style style:name="P23" style:family="paragraph" style:parent-style-name="Standard" style:list-style-name="L3">
      <style:text-properties fo:font-weight="normal" officeooo:rsid="0022c067" officeooo:paragraph-rsid="00248399" fo:background-color="transparent" style:font-weight-asian="normal" style:font-weight-complex="normal"/>
    </style:style>
    <style:style style:name="P24" style:family="paragraph" style:parent-style-name="Standard" style:list-style-name="L3">
      <style:text-properties fo:font-weight="normal" officeooo:rsid="0025b7ff" officeooo:paragraph-rsid="0025b7ff" fo:background-color="transparent" style:font-weight-asian="normal" style:font-weight-complex="normal"/>
    </style:style>
    <style:style style:name="P25" style:family="paragraph" style:parent-style-name="Standard">
      <style:text-properties fo:font-weight="normal" officeooo:rsid="0025b7ff" officeooo:paragraph-rsid="0025b7ff" fo:background-color="transparent" style:font-weight-asian="normal" style:font-weight-complex="normal"/>
    </style:style>
    <style:style style:name="P26" style:family="paragraph" style:parent-style-name="Standard" style:list-style-name="L3">
      <style:text-properties officeooo:rsid="00248399" officeooo:paragraph-rsid="00248399"/>
    </style:style>
    <style:style style:name="P27" style:family="paragraph" style:parent-style-name="Standard" style:list-style-name="L4">
      <style:text-properties officeooo:paragraph-rsid="0029c609"/>
    </style:style>
    <style:style style:name="P28" style:family="paragraph" style:parent-style-name="Standard" style:list-style-name="L4">
      <style:text-properties officeooo:paragraph-rsid="002a992f"/>
    </style:style>
    <style:style style:name="P29" style:family="paragraph" style:parent-style-name="Standard" style:list-style-name="L4">
      <style:text-properties officeooo:paragraph-rsid="002db14e"/>
    </style:style>
    <style:style style:name="P30" style:family="paragraph" style:parent-style-name="Standard" style:list-style-name="L4">
      <style:text-properties officeooo:rsid="002e3719" officeooo:paragraph-rsid="002e3719"/>
    </style:style>
    <style:style style:name="T1" style:family="text">
      <style:text-properties fo:background-color="#ffff00" loext:char-shading-value="0"/>
    </style:style>
    <style:style style:name="T2" style:family="text">
      <style:text-properties fo:font-weight="bold" fo:background-color="#ffff00" loext:char-shading-value="0" style:font-weight-asian="bold"/>
    </style:style>
    <style:style style:name="T3" style:family="text">
      <style:text-properties fo:font-weight="bold" officeooo:rsid="0020a15c" fo:background-color="transparent"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officeooo:rsid="001f262e" fo:background-color="transparent" loext:char-shading-value="0"/>
    </style:style>
    <style:style style:name="T7" style:family="text">
      <style:text-properties officeooo:rsid="001f7ae3" fo:background-color="transparent" loext:char-shading-value="0"/>
    </style:style>
    <style:style style:name="T8" style:family="text">
      <style:text-properties officeooo:rsid="001fd881" fo:background-color="transparent" loext:char-shading-value="0"/>
    </style:style>
    <style:style style:name="T9" style:family="text">
      <style:text-properties officeooo:rsid="0020a15c" fo:background-color="transparent" loext:char-shading-value="0"/>
    </style:style>
    <style:style style:name="T10" style:family="text">
      <style:text-properties officeooo:rsid="0029c609" fo:background-color="transparent" loext:char-shading-value="0"/>
    </style:style>
    <style:style style:name="T11" style:family="text">
      <style:text-properties officeooo:rsid="002db14e" fo:background-color="transparent" loext:char-shading-value="0"/>
    </style:style>
    <style:style style:name="T12" style:family="text">
      <style:text-properties officeooo:rsid="002a992f" fo:background-color="transparent" loext:char-shading-value="0"/>
    </style:style>
    <style:style style:name="T13" style:family="text">
      <style:text-properties style:text-underline-style="none" fo:background-color="transparent" loext:char-shading-value="0"/>
    </style:style>
    <style:style style:name="T14" style:family="text">
      <style:text-properties style:text-underline-style="none" officeooo:rsid="001fd881" fo:background-color="transparent" loext:char-shading-value="0"/>
    </style:style>
    <style:style style:name="T15" style:family="text">
      <style:text-properties style:text-underline-style="none" officeooo:rsid="001f7ae3" fo:background-color="transparent" loext:char-shading-value="0"/>
    </style:style>
    <style:style style:name="T16" style:family="text">
      <style:text-properties style:text-underline-style="none" fo:font-weight="bold" fo:background-color="transparent" loext:char-shading-value="0" style:font-weight-asian="bold" style:font-weight-complex="bold"/>
    </style:style>
    <style:style style:name="T17" style:family="text">
      <style:text-properties style:text-underline-style="none" fo:font-weight="bold" officeooo:rsid="002e3719" fo:background-color="transparent" loext:char-shading-value="0" style:font-weight-asian="bold" style:font-weight-complex="bold"/>
    </style:style>
    <style:style style:name="T18" style:family="text">
      <style:text-properties style:text-underline-style="none" fo:font-weight="normal" fo:background-color="transparent" loext:char-shading-value="0" style:font-weight-asian="normal" style:font-weight-complex="normal"/>
    </style:style>
    <style:style style:name="T19" style:family="text">
      <style:text-properties style:text-underline-style="none" fo:font-weight="normal" officeooo:rsid="002c83fb" fo:background-color="transparent" loext:char-shading-value="0" style:font-weight-asian="normal" style:font-weight-complex="normal"/>
    </style:style>
    <style:style style:name="T20" style:family="text">
      <style:text-properties style:text-underline-style="none" fo:font-weight="normal" officeooo:rsid="002db14e" fo:background-color="transparent" loext:char-shading-value="0" style:font-weight-asian="normal" style:font-weight-complex="normal"/>
    </style:style>
    <style:style style:name="T21" style:family="text">
      <style:text-properties style:text-underline-style="none" fo:font-weight="normal" officeooo:rsid="002e3719" fo:background-color="transparent" loext:char-shading-value="0"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fo:font-weight="normal" officeooo:rsid="0020a15c" fo:background-color="transparent" loext:char-shading-value="0" style:font-weight-asian="normal" style:font-weight-complex="normal"/>
    </style:style>
    <style:style style:name="T24" style:family="text">
      <style:text-properties fo:font-weight="normal" officeooo:rsid="0022c067" fo:background-color="transparent" loext:char-shading-value="0" style:font-weight-asian="normal" style:font-weight-complex="normal"/>
    </style:style>
    <style:style style:name="T25" style:family="text">
      <style:text-properties fo:font-weight="normal" officeooo:rsid="002a992f" fo:background-color="transparent" loext:char-shading-value="0" style:font-weight-asian="normal" style:font-weight-complex="normal"/>
    </style:style>
    <style:style style:name="T26" style:family="text">
      <style:text-properties fo:font-weight="normal" officeooo:rsid="002c83fb" fo:background-color="transparent" loext:char-shading-value="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álisis y Diseño de Algoritmos</text:p>
      <text:p text:style-name="Standard"/>
      <text:p text:style-name="P9">Actividad sobre conceptos de Grafos</text:p>
      <text:p text:style-name="Standard"/>
      <text:p text:style-name="P2"/>
      <text:p text:style-name="P2">Eliminar las explicaciones con fondo amarillo.</text:p>
      <text:p text:style-name="P3"><text:span text:style-name="T1">En el aula virtual de la asignatura debes entregar dos archivos, </text:span><text:bookmark-start text:name="_GoBack"/><text:span text:style-name="T1">uno con el código que has desarrollado, otro que contiene este documento y si has utilizado algún otro juego de pruebas también debes incluirlo. También debes entregar el fichero “datos_</text:span><text:span text:style-name="T2">n</text:span><text:span text:style-name="T1">.out” que es el fichero de salida obtenido en diferentes juegos de pruebas, sustituye la letra </text:span><text:span text:style-name="T2">n</text:span><text:span text:style-name="T1"> por un valor numérico que permita diferenciar diferentes juegos de pruebas</text:span><text:bookmark-end text:name="_GoBack"/><text:span text:style-name="T1">.</text:span></text:p>
      <text:p text:style-name="Standard"/>
      <text:p text:style-name="Standard"/>
      <text:p text:style-name="P12">Autor/es</text:p>
      <text:p text:style-name="P12"/>
      <text:p text:style-name="P5">Pedro Miguel Carmona Broncano</text:p>
      <text:p text:style-name="P4"/>
      <text:p text:style-name="P5">Rubén Marín Lucas</text:p>
      <text:p text:style-name="Standard"/>
      <text:p text:style-name="Standard"/>
      <text:p text:style-name="P12">Algoritmos implementados:</text:p>
      <text:p text:style-name="Standard"/>
      <text:p text:style-name="Standard"><text:span text:style-name="T1">Listado de los nombres de los algoritmos empleados.</text:span> </text:p>
      <text:p text:style-name="P2">Asociando los nombres de <text:s/>tus soluciones con los algoritmos explicados en clase.</text:p>
      <text:p text:style-name="P2"/>
      <text:p text:style-name="P16">Los algoritmos principales que resuelven los dos problemas que se nos plantean son los siguientes:</text:p>
      <text:p text:style-name="P16"/>
      <text:list xml:id="list534051587" text:style-name="L4">
        <text:list-item>
          <text:p text:style-name="P27"><text:span text:style-name="T10">En primer lugar a partir de un conjunto de ciudades (agrupadas en parejas) tenemos que hallar el camino mínimo entre ellas (entre las parejas). Con este fin hemos aplicado el algoritmo de Floyd el cuál nos permite hallar el camino mínimo de cualquier vértice a t</text:span><text:span text:style-name="T11">odos los demás</text:span><text:span text:style-name="T10"> </text:span><text:span text:style-name="T12">del grafo a tratar: </text:span></text:p>
          <text:p text:style-name="P17"><text:s text:c="5"/></text:p>
          <text:p text:style-name="P17"><text:s text:c="14"/><text:span text:style-name="T4">void caminoMinimo(mFloat &amp;C, mString &amp;P);</text:span></text:p>
          <text:p text:style-name="P17"><text:span text:style-name="T4"/></text:p>
          <text:list>
            <text:list-item>
              <text:p text:style-name="P28"><text:span text:style-name="T25">Hemos decidido que este era el </text:span><text:span text:style-name="T26">algoritmo correcto puesto que el otro posible, que sería el algoritmo de </text:span><text:span text:style-name="T19">Dijkstra </text:span><text:span text:style-name="T20">solo nos haya el camino mínimo de un vértice a todos los demás, pero como tenemos que hacerlo un número repetido de veces (todas las que nos digan las últimas líneas del documento de texto de entrada), pues al final consideramos más eficiente realizar el algoritmo de Floyd una vez y luego recuperar los caminos.</text:span></text:p>
              <text:p text:style-name="P28"><text:span text:style-name="T20"/></text:p>
            </text:list-item>
          </text:list>
        </text:list-item>
        <text:list-item>
          <text:p text:style-name="P29"><text:span text:style-name="T20">En segundo lugar se pide realizar un problema de optimización </text:span><text:span text:style-name="T21">en el que tenemos que unir todas las ciudades a partir del menor número de carreteras (y las más cortas posibles), en otras palabras se nos está pidiendo <text:s/>un árbol de expansión de coste mínimo. Por ello, hemos elegido realizar el algoritmo de Prim:</text:span></text:p>
          <text:p text:style-name="P29"><text:span text:style-name="T21"><text:s text:c="13"/></text:span></text:p>
          <text:p text:style-name="P29"><text:span text:style-name="T21"><text:s text:c="13"/></text:span><text:span text:style-name="T17">void arreglarCarreteras(Carretera &amp;gs);</text:span></text:p>
          <text:p text:style-name="P29"><text:span text:style-name="T17"/></text:p>
          <text:list>
            <text:list-item>
              <text:p text:style-name="P30"><text:span text:style-name="T18">En este punto parece más lógico que el grafo sea conexo, ya que en caso contrario no se podría realizar el algoritmo.</text:span><text:span text:style-name="T16"> </text:span></text:p>
            </text:list-item>
          </text:list>
        </text:list-item>
      </text:list>
      <text:p text:style-name="P18"><text:span text:style-name="T4"/></text:p>
      <text:p text:style-name="Standard"/>
      <text:p text:style-name="Standard"/>
      <text:p text:style-name="P1"/>
      <text:p text:style-name="P12">Descripción de la solución</text:p>
      <text:p text:style-name="Standard"/>
      <text:p text:style-name="P2">Describe brevemente las principales decisiones que se hayan tomado durante la implementación y <text:s/>las alternativas y opciones valoradas, criterios de selección de la solución actual.</text:p>
      <text:p text:style-name="P11"/>
      <text:p text:style-name="P6"><text:span text:style-name="T6"><text:tab/>Para comenzar, la problemática </text:span><text:span text:style-name="T7">consistiría en encontrar la estructura de datos correcta para la representación del sistema de carreteras que se nos pide. Para ello, hemos elegido a un </text:span><text:span text:style-name="T15">grafo</text:span><text:span text:style-name="T7"> como la </text:span><text:span text:style-name="T15">estructura adecuada</text:span><text:span text:style-name="T7">. </text:span><text:span text:style-name="T8">Los </text:span><text:span text:style-name="T14">vértices</text:span><text:span text:style-name="T8"> del grafo representarían a las diferentes </text:span><text:span text:style-name="T14">ciudades</text:span><text:span text:style-name="T8"> y las </text:span><text:span text:style-name="T14">aristas </text:span><text:span text:style-name="T8">indicarían la </text:span><text:span text:style-name="T14">existencia de carretera</text:span><text:span text:style-name="T8"> entre dos ciudades (dos vértices). Además tendría sentido que el grafo fuera</text:span><text:span text:style-name="T7">:</text:span></text:p>
      <text:list xml:id="list677621918" text:style-name="L1">
        <text:list-item>
          <text:p text:style-name="P13"><text:span text:style-name="T13">No dirigido:</text:span><text:span text:style-name="T5"> Puesto que puedes ir de una ciudad c1 a una ciudad c2, o de la ciudad c2 a la </text:span><text:span text:style-name="T13">ciudad</text:span><text:span text:style-name="T5"> c1.</text:span></text:p>
        </text:list-item>
        <text:list-item>
          <text:p text:style-name="P14"><text:span text:style-name="T13">Etiquetado</text:span><text:span text:style-name="T5">: Debido a que de esta manera puede representarse la distancia entre las ciudades.</text:span></text:p>
        </text:list-item>
        <text:list-item>
          <text:p text:style-name="P14"><text:span text:style-name="T13">Conexo</text:span><text:span text:style-name="T5">: Consideramos que todas las ciudades es lógico estuvieran unidas en la red de carreteras. No tendría </text:span><text:soft-page-break/><text:span text:style-name="T5">mucho sentido que desde una ciudad no se pudiera llegar a otra (o incluso a ninguna). </text:span></text:p>
        </text:list-item>
      </text:list>
      <text:p text:style-name="P15"/>
      <text:p text:style-name="P7"><text:span text:style-name="T8"><text:tab/>Una vez aclarada la estructura llega la hora de decidir cómo implementarla: Para ello hemos decidido crear una clase (class Carretera) </text:span><text:span text:style-name="T9">que recoja como atributos un vector de string (vString cVertices) en la que se almacene el nombre de cada ciudad, es decir, la información de cada vértice; y una matriz de float (mFloat mAdyacencia) que representa la matriz de adyacencia de nuestro grafo, ésta almacena la distancia entre las distintas ciudades, en caso de que no exista camino entre dos ciudades se representa con un -1 en la matriz, y como nuestro grafo no es …</text:span><text:span text:style-name="T3">)))) </text:span><text:span text:style-name="T23">la diagonal quedará completa con 0.</text:span></text:p>
      <text:p text:style-name="P20"/>
      <text:p text:style-name="P7"><text:span text:style-name="T23"><text:tab/></text:span><text:span text:style-name="T24">Para seguir, el siguiente problema era leer los datos del fichero de texto (datos.in) para después realizar unas operaciones y volcar los resultados en otro fichero de texto (datos.out). De esta manera se ha planteado realizar distintos <text:s/>módulos en main.cpp:</text:span></text:p>
      <text:list xml:id="list2336665755" text:style-name="L2">
        <text:list-item>
          <text:p text:style-name="P21">Un módulo que sirve para leer los datos del fichero de entrada y que carga dichos datos en nuestro grafo (void cargarDatos(Carretera &amp;c, IList&lt;nodo*&gt; *&amp;caminos)). </text:p>
        </text:list-item>
      </text:list>
      <text:p text:style-name="P22"/>
      <text:list xml:id="list3571009477" text:style-name="L3">
        <text:list-item>
          <text:list>
            <text:list-item>
              <text:p text:style-name="P23">Sirve para leer los datos de este fichero en concreto, porque respeta los espacios en blanco, los saltos de líneas y los valores que nos dicen.</text:p>
            </text:list-item>
            <text:list-item>
              <text:p text:style-name="P26"><text:span text:style-name="T24">C</text:span><text:span text:style-name="T22">arga los datos en nuestro grafo a partir de los métodos necesarios que contiene nuestra clase.</text:span></text:p>
            </text:list-item>
            <text:list-item>
              <text:p text:style-name="P26"><text:span text:style-name="T22">Cómo en las últimas líneas se lee información que será tratada, y sobre la que se realizarán operaciones, consideramos oportuno almacenarla en una estructura de datos auxiliar, con el objetivo de leer el fichero de una sola vez. Con este fin se ha usado un template de una lista con punto de interés en la que se guardarán punteros a elementos de tipo nodo, una estructura auxiliar definida con el objetivo de guardar las ciudades sobre las que se realizatán operaciones (estas operaciones dependen de dos ciudades, caminos entre dos ciudades). Así a la hora de realizar las operacines sólo tendremos que recorrer la lista.</text:span></text:p>
            </text:list-item>
          </text:list>
        </text:list-item>
        <text:list-item>
          <text:p text:style-name="P24">Módulo que recupera los caminos intermedios hallados en el algoritmo de Floyd de caminos mínimos. Dicho módulo ya escribe en el fichero de texto de salida</text:p>
        </text:list-item>
        <text:list-item>
          <text:p text:style-name="P24">Dos algoritmos, uno por cada función que se nos pide, los dos recorren la lista con la información a tratar y llaman a los métodos propios de la clase Carreteras que resuelve los problemas que se nos plantean. Estos algoritmos también se sirven del módulo anterior y escriben la información que se nos pide en el dichero de texto de salida.</text:p>
        </text:list-item>
      </text:list>
      <text:p text:style-name="P25"/>
      <text:p text:style-name="Standard"/>
      <text:p text:style-name="Standard"/>
      <text:p text:style-name="P12">Análisis de la complejidad</text:p>
      <text:p text:style-name="Standard"/>
      <text:p text:style-name="P2">Debes hacer un estudio de la complejidad de los algoritmos que has desarrollado.</text:p>
      <text:p text:style-name="Standard"/>
      <text:p text:style-name="P12">Conclusiones</text:p>
      <text:p text:style-name="Standard"/>
      <text:p text:style-name="P2">Conclusiones sobre lo útil que te ha resultado esta actividad. Opinión personal.</text:p>
      <text:p text:style-name="P2"/>
      <text:p text:style-name="P19">La considero útil porque me ha hecho estudiar o repasar algunos conceptos de grafos, además de algoritmos relacionados con el tratamiento de la información de grafo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Encabezado1" style:family="paragraph" style:parent-style-name="Standard" style:next-style-name="Text_20_body" style:default-outline-level="">
      <style:paragraph-properties fo:margin-top="0.423cm" fo:margin-bottom="0.212cm" loext:contextual-spacing="false" fo:keep-with-next="always"/>
    </style:style>
    <style:style style:name="caption" style:family="paragraph" style:parent-style-name="Standard" style:default-outline-level="">
      <style:paragraph-properties fo:margin-top="0.212cm" fo:margin-bottom="0.212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016cm" fo:margin-left="2cm" fo:margin-right="2cm" style:writing-mode="lr-tb" style:layout-grid-color="#c0c0c0" style:layout-grid-lines="25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tab/><text:page-number text:select-page="current">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lduranmeras@gmail.com</meta:initial-creator>
    <meta:editing-cycles>13</meta:editing-cycles>
    <meta:creation-date>2018-10-23T08:07:00</meta:creation-date>
    <dc:date>2019-11-11T13:06:36.878334272</dc:date>
    <meta:editing-duration>PT4H18M15S</meta:editing-duration>
    <meta:generator>LibreOffice/6.3.2.2$Linux_X86_64 LibreOffice_project/30$Build-2</meta:generator>
    <meta:document-statistic meta:table-count="0" meta:image-count="0" meta:object-count="0" meta:page-count="2" meta:paragraph-count="40" meta:word-count="974" meta:character-count="5890" meta:non-whitespace-character-count="4909"/>
    <meta:user-defined meta:name="AppVersion">15.0000</meta:user-defined>
    <meta:user-defined meta:name="Company">UE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